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5d1" officeooo:paragraph-rsid="001c8de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f5d1" officeooo:paragraph-rsid="001c8ded" style:font-weight-asian="bold" style:font-weight-complex="bold"/>
    </style:style>
    <style:style style:name="T1" style:family="text">
      <style:text-properties officeooo:rsid="001c8ded"/>
    </style:style>
    <style:style style:name="T2" style:family="text">
      <style:text-properties officeooo:rsid="001d6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rmation that all co-authors are aware of the current submission and consent</text:p>
      <text:p text:style-name="P2">to its review by <text:span text:style-name="T2">Neurocomputing</text:span>.</text:p>
      <text:p text:style-name="P2"/>
      <text:p text:style-name="P1">Daniel Hernández-Lobato, a co-author of this article, is aware of the current</text:p>
      <text:p text:style-name="P1">submission and gives his consent to its review by <text:span text:style-name="T2">Neurocomputing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39:41.118082666</meta:creation-date>
    <dc:date>2018-11-08T10:54:27.525081135</dc:date>
    <meta:editing-duration>PT37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4" meta:word-count="39" meta:character-count="254" meta:non-whitespace-character-count="219"/>
  </office:meta>
</office:document-meta>
</file>